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Courier New,Bold" svg:font-family="'Courier New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e8216" officeooo:paragraph-rsid="001e8216"/>
    </style:style>
    <style:style style:name="P3" style:family="paragraph" style:parent-style-name="Standard">
      <style:paragraph-properties fo:text-align="start" style:justify-single-word="false"/>
      <style:text-properties officeooo:rsid="00201e00" officeooo:paragraph-rsid="00201e00"/>
    </style:style>
    <style:style style:name="P4" style:family="paragraph" style:parent-style-name="Standard">
      <style:paragraph-properties fo:text-align="start" style:justify-single-word="false"/>
      <style:text-properties officeooo:rsid="00214f32" officeooo:paragraph-rsid="00214f32"/>
    </style:style>
    <style:style style:name="T1" style:family="text">
      <style:text-properties style:font-name="Arial1" fo:font-size="12pt" style:font-size-asian="12pt"/>
    </style:style>
    <style:style style:name="T2" style:family="text">
      <style:text-properties style:font-name="Arial1" fo:font-size="12pt" fo:font-weight="bold" style:font-size-asian="12pt" style:font-weight-asian="bold"/>
    </style:style>
    <style:style style:name="T3" style:family="text">
      <style:text-properties style:font-name="Courier New" fo:font-size="12pt" style:font-size-asian="12pt"/>
    </style:style>
    <style:style style:name="T4" style:family="text">
      <style:text-properties style:font-name="Courier New,Bold" fo:font-size="12pt" fo:font-weight="bold" style:font-size-asian="12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fore you can use the HTML Tag Library, you</text:span></text:p>
      <text:p text:style-name="P1"><text:span text:style-name="T1">have to "import" it into the JSP with the following line at the top of the JSP:</text:span></text:p>
      <text:p text:style-name="P1"><text:span text:style-name="T3">&lt;%@ taglib uri="http://struts.apache.org/tags-bean" prefix="bean" %&gt;</text:span></text:p>
      <text:p text:style-name="P1"><text:span text:style-name="T3">&lt;%@ taglib uri="http://struts.apache.org/tags-html" prefix="html" %&gt;</text:span></text:p>
      <text:p text:style-name="Standard"><text:span text:style-name="T3">&lt;%@ taglib uri="http://struts.apache.org/tags-logic" prefix="logic" %&gt;</text:span></text:p>
      <text:p text:style-name="Standard"><text:span text:style-name="T3"/></text:p>
      <text:p text:style-name="Standard"><text:span text:style-name="T3">&lt;!-- Global Forwards Configuration --&gt;</text:span></text:p>
      <text:p text:style-name="P1"><text:span text:style-name="T3">&lt;global-forwards&gt;</text:span></text:p>
      <text:p text:style-name="P1"><text:span text:style-name="T3">&lt;forward name="search" path="/search.jsp"/&gt;</text:span></text:p>
      <text:p text:style-name="P1"><text:span text:style-name="T3">&lt;/global-forwards&gt;</text:span></text:p>
      <text:p text:style-name="P1"><text:span text:style-name="T1">Forward definitions allow you to declaratively configure the location to which a link points instead of hard-coding that information into your JSP or application</text:span></text:p>
      <text:p text:style-name="P1"><text:span text:style-name="T1"/></text:p>
      <text:p text:style-name="P1"><text:span text:style-name="T4">&lt;bean:message key="label.search.name"/&gt;</text:span></text:p>
      <text:p text:style-name="P1"><text:span text:style-name="T1">The </text:span><text:span text:style-name="T2">message </text:span><text:span text:style-name="T1">tag allows externalized messages from the </text:span><text:span text:style-name="T2">MessageResources.properties </text:span><text:span text:style-name="T1">resource</text:span></text:p>
      <text:p text:style-name="P1"><text:span text:style-name="T1">bundle file to be inserted into the JSP at run time. The </text:span><text:span text:style-name="T2">message </text:span><text:span text:style-name="T1">tag simply looks up the key passed</text:span></text:p>
      <text:p text:style-name="P1"><text:span text:style-name="T1">to it in </text:span><text:span text:style-name="T2">MessageResources.properties </text:span><text:span text:style-name="T1">and returns the corresponding message from the file.</text:span></text:p>
      <text:p text:style-name="P1"><text:span text:style-name="T1"/></text:p>
      <text:p text:style-name="P2"><text:span text:style-name="T1">Html tags</text:span></text:p>
      <text:p text:style-name="P2"><text:span text:style-name="T1">bean tags</text:span></text:p>
      <text:p text:style-name="P2"><text:span text:style-name="T1">logic tags</text:span></text:p>
      <text:p text:style-name="P3"><text:span text:style-name="T1">message property files</text:span></text:p>
      <text:p text:style-name="P2"><text:span text:style-name="T1"/></text:p>
      <text:p text:style-name="P2"><text:span text:style-name="T4">&lt;html:text property="name"/&gt;</text:span><text:span text:style-name="T3">&lt;/td&gt;</text:span></text:p>
      <text:p text:style-name="P1"><text:span text:style-name="T1">The property "name" here corresponds to the field named </text:span><text:span text:style-name="T2">name </text:span><text:span text:style-name="T1">in the </text:span><text:span text:style-name="T2">SearchForm </text:span><text:span text:style-name="T1">object. That</text:span></text:p>
      <text:p text:style-name="P2"><text:span text:style-name="T1">way, when the tag is executed, it places the value of the </text:span><text:span text:style-name="T2">name </text:span><text:span text:style-name="T1">field in the HTML at run time.</text:span></text:p>
      <text:p text:style-name="P1"><text:span text:style-name="T1"/></text:p>
      <text:p text:style-name="P1"><text:span text:style-name="T3">&lt;!-- Message Resources Configuration --&gt;</text:span></text:p>
      <text:p text:style-name="P1"><text:span text:style-name="T3">&lt;message-resources</text:span></text:p>
      <text:p text:style-name="P1"><text:span text:style-name="T3">parameter="com.jamesholmes.minihr.MessageResources"/&gt;</text:span></text:p>
      <text:p text:style-name="P1"><text:span text:style-name="T1"/></text:p>
      <text:p text:style-name="P4"><text:span text:style-name="T1">logic:iterate indexId="index" name="" id="" property="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Courier New,Bold" svg:font-family="'Courier New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56S</meta:editing-duration>
    <meta:editing-cycles>12</meta:editing-cycles>
    <meta:generator>LibreOffice/5.1.6.2$Windows_X86_64 LibreOffice_project/07ac168c60a517dba0f0d7bc7540f5afa45f0909</meta:generator>
    <dc:date>2017-08-07T21:50:55.959000000</dc:date>
    <meta:document-statistic meta:table-count="0" meta:image-count="0" meta:object-count="0" meta:page-count="1" meta:paragraph-count="25" meta:word-count="179" meta:character-count="1356" meta:non-whitespace-character-count="1204"/>
    <meta:user-defined meta:name="Info 1"/>
    <meta:user-defined meta:name="Info 2"/>
    <meta:user-defined meta:name="Info 3"/>
    <meta:user-defined meta:name="Info 4"/>
  </office:meta>
</office:document-meta>
</file>